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Map.i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p.StringMap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mparator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p.StringMap( Map map ,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Map.Str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Map.setCaseSensitiv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mparator.StringComparat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mparator.i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Comparator.compare( Object o1 , Object 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